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au1.B1">
      <style:table-cell-properties fo:border="0.002cm solid #000000" fo:padding="0.097cm"/>
    </style:style>
    <style:style style:family="table-cell" style:name="Tableau1.A2">
      <style:table-cell-properties fo:border-bottom="0.002cm solid #000000" fo:border-left="0.002cm solid #000000" fo:border-right="none" fo:border-top="none" fo:padding="0.097cm"/>
    </style:style>
    <style:style style:family="table-cell" style:name="Tableau1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start" style:justify-single-word="false"/>
      <style:text-properties fo:font-size="12pt" fo:font-weight="bold" style:font-name="Times New Roman" style:font-size-asian="10.5pt" style:font-weight-asian="bold" style:font-weight-complex="bold"/>
    </style:style>
    <style:style style:family="paragraph" style:name="P4" style:parent-style-name="UrbanTitle2">
      <style:paragraph-properties fo:text-align="end" style:justify-single-word="false"/>
    </style:style>
    <style:style style:family="paragraph" style:name="P5" style:parent-style-name="UrbanTitle2">
      <style:paragraph-properties fo:text-align="end" style:justify-single-word="false"/>
    </style:style>
    <style:style style:family="paragraph" style:name="P6" style:parent-style-name="UrbanBody">
      <style:text-properties fo:font-weight="normal" style:font-weight-asian="normal" style:font-weight-complex="normal"/>
    </style:style>
    <style:style style:family="paragraph" style:name="P7" style:parent-style-name="UrbanBody">
      <style:text-properties fo:font-style="normal" style:font-style-asian="normal" style:font-style-complex="normal"/>
    </style:style>
    <style:style style:family="paragraph" style:list-style-name="L2" style:name="P8" style:parent-style-name="UrbanBody"/>
    <style:style style:family="paragraph" style:name="P9" style:parent-style-name="UrbanBody">
      <style:text-properties fo:font-weight="bold" style:font-weight-asian="bold" style:font-weight-complex="bold"/>
    </style:style>
    <style:style style:family="paragraph" style:name="P10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11" style:parent-style-name="UrbanBody">
      <style:paragraph-properties fo:break-before="page" fo:text-align="end" style:justify-single-word="false"/>
    </style:style>
    <style:style style:family="paragraph" style:name="P12" style:parent-style-name="UrbanTitle3">
      <style:paragraph-properties fo:text-align="end" style:justify-single-word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5">
      <style:paragraph-properties fo:text-align="start"/>
      <style:text-properties fo:font-size="12pt" fo:font-style="normal" fo:font-weight="normal" style:font-name="Arial" style:text-line-through-style="none" style:text-underline-style="non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ize="12pt" style:font-name="Times New Roman1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id="control1" form:image-position="center" form:label="Case à cocher" form:name="Case à cocher 1" xml:id="control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label="Case à cocher" form:name="Case à cocher 1" xml:id="control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label="Case à cocher" form:name="Case à cocher 1" xml:id="control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label="Case à cocher" form:name="Case à cocher 1" xml:id="control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list text:style-name="L2" xml:id="list292086498">
        <text:list-item>
          <text:p text:style-name="P8">vérifier si l'affiche jaune et la vue axonométrique sont bien placardées.</text:p>
        </text:list-item>
        <text:list-item>
          <text:p text:style-name="P8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 : <text:span text:style-name="T4"><text:text-input text:description="Date début d'enquête">tool.formatDate(licence.getLastInquiry().getInvestigationStart()))</text:text-input></text:span></text:p>
      <text:p text:style-name="P6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3"><text:s/><draw:control draw:control="control1" draw:style-name="gr1" draw:text-style-name="P15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3"><text:s/><draw:control draw:control="control2" draw:style-name="gr1" draw:text-style-name="P15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3"><text:s/><draw:control draw:control="control3" draw:style-name="gr1" draw:text-style-name="P15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3"><text:s/><draw:control draw:control="control4" draw:style-name="gr1" draw:text-style-name="P15" draw:z-index="5" svg:height="0.498cm" svg:width="0.449cm" svg:y="-0.388cm" text:anchor-type="as-char"/>NON</text:p>
          </table:table-cell>
        </table:table-row>
      </table:table>
      <text:p text:style-name="P2"/>
      <text:p text:style-name="UrbanBody"><text:span text:style-name="T3">Remarques :</text:span></text:p>
      <text:p text:style-name="P10">L'agent traitant</text:p>
      <text:p text:style-name="P7"/>
      <text:p text:style-name="P11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4">A remettre dans la farde :</text:p><text:p text:style-name="P4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12">Le responsable</text:p>
      <text:p text:style-name="P7"><text:span text:style-name="T1"/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au1.B1">
      <style:table-cell-properties fo:border="0.002cm solid #000000" fo:padding="0.097cm"/>
    </style:style>
    <style:style style:family="table-cell" style:name="Tableau1.A2">
      <style:table-cell-properties fo:border-bottom="0.002cm solid #000000" fo:border-left="0.002cm solid #000000" fo:border-right="none" fo:border-top="none" fo:padding="0.097cm"/>
    </style:style>
    <style:style style:family="table-cell" style:name="Tableau1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start" style:justify-single-word="false"/>
      <style:text-properties fo:font-size="12pt" fo:font-weight="bold" style:font-name="Times New Roman" style:font-size-asian="10.5pt" style:font-weight-asian="bold" style:font-weight-complex="bold"/>
    </style:style>
    <style:style style:family="paragraph" style:name="P4" style:parent-style-name="UrbanTitle2">
      <style:paragraph-properties fo:text-align="end" style:justify-single-word="false"/>
    </style:style>
    <style:style style:family="paragraph" style:name="P5" style:parent-style-name="UrbanTitle2">
      <style:paragraph-properties fo:text-align="end" style:justify-single-word="false"/>
    </style:style>
    <style:style style:family="paragraph" style:name="P6" style:parent-style-name="UrbanBody">
      <style:text-properties fo:font-weight="normal" style:font-weight-asian="normal" style:font-weight-complex="normal"/>
    </style:style>
    <style:style style:family="paragraph" style:name="P7" style:parent-style-name="UrbanBody">
      <style:text-properties fo:font-style="normal" style:font-style-asian="normal" style:font-style-complex="normal"/>
    </style:style>
    <style:style style:family="paragraph" style:list-style-name="L2" style:name="P8" style:parent-style-name="UrbanBody"/>
    <style:style style:family="paragraph" style:name="P9" style:parent-style-name="UrbanBody">
      <style:text-properties fo:font-weight="bold" style:font-weight-asian="bold" style:font-weight-complex="bold"/>
    </style:style>
    <style:style style:family="paragraph" style:name="P10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11" style:parent-style-name="UrbanBody">
      <style:paragraph-properties fo:break-before="page" fo:text-align="end" style:justify-single-word="false"/>
    </style:style>
    <style:style style:family="paragraph" style:name="P12" style:parent-style-name="UrbanTitle3">
      <style:paragraph-properties fo:text-align="end" style:justify-single-word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5">
      <style:paragraph-properties fo:text-align="start"/>
      <style:text-properties fo:font-size="12pt" fo:font-style="normal" fo:font-weight="normal" style:font-name="Arial" style:text-line-through-style="none" style:text-underline-style="non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ize="12pt" style:font-name="Times New Roman1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id="control1" form:image-position="center" form:label="Case à cocher" form:name="Case à cocher 1" xml:id="control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label="Case à cocher" form:name="Case à cocher 1" xml:id="control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label="Case à cocher" form:name="Case à cocher 1" xml:id="control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label="Case à cocher" form:name="Case à cocher 1" xml:id="control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list text:style-name="L2" xml:id="list292086498">
        <text:list-item>
          <text:p text:style-name="P8">vérifier si l'affiche jaune et la vue axonométrique sont bien placardées.</text:p>
        </text:list-item>
        <text:list-item>
          <text:p text:style-name="P8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 : <text:span text:style-name="T4"><text:text-input text:description="Date début d'enquête">tool.formatDate(licence.getLastInquiry().getInvestigationStart()))</text:text-input></text:span></text:p>
      <text:p text:style-name="P6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3"><text:s/><draw:control draw:control="control1" draw:style-name="gr1" draw:text-style-name="P15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3"><text:s/><draw:control draw:control="control2" draw:style-name="gr1" draw:text-style-name="P15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3"><text:s/><draw:control draw:control="control3" draw:style-name="gr1" draw:text-style-name="P15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3"><text:s/><draw:control draw:control="control4" draw:style-name="gr1" draw:text-style-name="P15" draw:z-index="5" svg:height="0.498cm" svg:width="0.449cm" svg:y="-0.388cm" text:anchor-type="as-char"/>NON</text:p>
          </table:table-cell>
        </table:table-row>
      </table:table>
      <text:p text:style-name="P2"/>
      <text:p text:style-name="UrbanBody"><text:span text:style-name="T3">Remarques :</text:span></text:p>
      <text:p text:style-name="P10">L'agent traitant</text:p>
      <text:p text:style-name="P7"/>
      <text:p text:style-name="P11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4">A remettre dans la farde :</text:p><text:p text:style-name="P4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12">Le responsable</text:p>
      <text:p text:style-name="P7"><text:span text:style-name="T1"/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au1.B1">
      <style:table-cell-properties fo:border="0.002cm solid #000000" fo:padding="0.097cm"/>
    </style:style>
    <style:style style:family="table-cell" style:name="Tableau1.A2">
      <style:table-cell-properties fo:border-bottom="0.002cm solid #000000" fo:border-left="0.002cm solid #000000" fo:border-right="none" fo:border-top="none" fo:padding="0.097cm"/>
    </style:style>
    <style:style style:family="table-cell" style:name="Tableau1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start" style:justify-single-word="false"/>
      <style:text-properties fo:font-size="12pt" fo:font-weight="bold" style:font-name="Times New Roman" style:font-size-asian="10.5pt" style:font-weight-asian="bold" style:font-weight-complex="bold"/>
    </style:style>
    <style:style style:family="paragraph" style:name="P4" style:parent-style-name="UrbanTitle2">
      <style:paragraph-properties fo:text-align="end" style:justify-single-word="false"/>
    </style:style>
    <style:style style:family="paragraph" style:name="P5" style:parent-style-name="UrbanTitle2">
      <style:paragraph-properties fo:text-align="end" style:justify-single-word="false"/>
    </style:style>
    <style:style style:family="paragraph" style:name="P6" style:parent-style-name="UrbanBody">
      <style:text-properties fo:font-weight="normal" style:font-weight-asian="normal" style:font-weight-complex="normal"/>
    </style:style>
    <style:style style:family="paragraph" style:name="P7" style:parent-style-name="UrbanBody">
      <style:text-properties fo:font-style="normal" style:font-style-asian="normal" style:font-style-complex="normal"/>
    </style:style>
    <style:style style:family="paragraph" style:list-style-name="L2" style:name="P8" style:parent-style-name="UrbanBody"/>
    <style:style style:family="paragraph" style:name="P9" style:parent-style-name="UrbanBody">
      <style:text-properties fo:font-weight="bold" style:font-weight-asian="bold" style:font-weight-complex="bold"/>
    </style:style>
    <style:style style:family="paragraph" style:name="P10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11" style:parent-style-name="UrbanBody">
      <style:paragraph-properties fo:break-before="page" fo:text-align="end" style:justify-single-word="false"/>
    </style:style>
    <style:style style:family="paragraph" style:name="P12" style:parent-style-name="UrbanTitle3">
      <style:paragraph-properties fo:text-align="end" style:justify-single-word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5">
      <style:paragraph-properties fo:text-align="start"/>
      <style:text-properties fo:font-size="12pt" fo:font-style="normal" fo:font-weight="normal" style:font-name="Arial" style:text-line-through-style="none" style:text-underline-style="non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ize="12pt" style:font-name="Times New Roman1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id="control1" form:image-position="center" form:label="Case à cocher" form:name="Case à cocher 1" xml:id="control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label="Case à cocher" form:name="Case à cocher 1" xml:id="control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label="Case à cocher" form:name="Case à cocher 1" xml:id="control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label="Case à cocher" form:name="Case à cocher 1" xml:id="control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list text:style-name="L2" xml:id="list292086498">
        <text:list-item>
          <text:p text:style-name="P8">vérifier si l'affiche jaune et la vue axonométrique sont bien placardées.</text:p>
        </text:list-item>
        <text:list-item>
          <text:p text:style-name="P8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 : <text:span text:style-name="T4"><text:text-input text:description="Date début d'enquête">tool.formatDate(licence.getLastInquiry().getInvestigationStart()))</text:text-input></text:span></text:p>
      <text:p text:style-name="P6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3"><text:s/><draw:control draw:control="control1" draw:style-name="gr1" draw:text-style-name="P15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3"><text:s/><draw:control draw:control="control2" draw:style-name="gr1" draw:text-style-name="P15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3"><text:s/><draw:control draw:control="control3" draw:style-name="gr1" draw:text-style-name="P15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3"><text:s/><draw:control draw:control="control4" draw:style-name="gr1" draw:text-style-name="P15" draw:z-index="5" svg:height="0.498cm" svg:width="0.449cm" svg:y="-0.388cm" text:anchor-type="as-char"/>NON</text:p>
          </table:table-cell>
        </table:table-row>
      </table:table>
      <text:p text:style-name="P2"/>
      <text:p text:style-name="UrbanBody"><text:span text:style-name="T3">Remarques :</text:span></text:p>
      <text:p text:style-name="P10">L'agent traitant</text:p>
      <text:p text:style-name="P7"/>
      <text:p text:style-name="P11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4">A remettre dans la farde :</text:p><text:p text:style-name="P4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12">Le responsable</text:p>
      <text:p text:style-name="P7"><text:span text:style-name="T1"/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au1.B1">
      <style:table-cell-properties fo:border="0.002cm solid #000000" fo:padding="0.097cm"/>
    </style:style>
    <style:style style:family="table-cell" style:name="Tableau1.A2">
      <style:table-cell-properties fo:border-bottom="0.002cm solid #000000" fo:border-left="0.002cm solid #000000" fo:border-right="none" fo:border-top="none" fo:padding="0.097cm"/>
    </style:style>
    <style:style style:family="table-cell" style:name="Tableau1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start" style:justify-single-word="false"/>
      <style:text-properties fo:font-size="12pt" fo:font-weight="bold" style:font-name="Times New Roman" style:font-size-asian="10.5pt" style:font-weight-asian="bold" style:font-weight-complex="bold"/>
    </style:style>
    <style:style style:family="paragraph" style:name="P4" style:parent-style-name="UrbanTitle2">
      <style:paragraph-properties fo:text-align="end" style:justify-single-word="false"/>
    </style:style>
    <style:style style:family="paragraph" style:name="P5" style:parent-style-name="UrbanTitle2">
      <style:paragraph-properties fo:text-align="end" style:justify-single-word="false"/>
    </style:style>
    <style:style style:family="paragraph" style:name="P6" style:parent-style-name="UrbanBody">
      <style:text-properties fo:font-weight="normal" style:font-weight-asian="normal" style:font-weight-complex="normal"/>
    </style:style>
    <style:style style:family="paragraph" style:name="P7" style:parent-style-name="UrbanBody">
      <style:text-properties fo:font-style="normal" style:font-style-asian="normal" style:font-style-complex="normal"/>
    </style:style>
    <style:style style:family="paragraph" style:list-style-name="L2" style:name="P8" style:parent-style-name="UrbanBody"/>
    <style:style style:family="paragraph" style:name="P9" style:parent-style-name="UrbanBody">
      <style:text-properties fo:font-weight="bold" style:font-weight-asian="bold" style:font-weight-complex="bold"/>
    </style:style>
    <style:style style:family="paragraph" style:name="P10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11" style:parent-style-name="UrbanBody">
      <style:paragraph-properties fo:break-before="page" fo:text-align="end" style:justify-single-word="false"/>
    </style:style>
    <style:style style:family="paragraph" style:name="P12" style:parent-style-name="UrbanTitle3">
      <style:paragraph-properties fo:text-align="end" style:justify-single-word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5">
      <style:paragraph-properties fo:text-align="start"/>
      <style:text-properties fo:font-size="12pt" fo:font-style="normal" fo:font-weight="normal" style:font-name="Arial" style:text-line-through-style="none" style:text-underline-style="non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ize="12pt" style:font-name="Times New Roman1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id="control1" form:image-position="center" form:label="Case à cocher" form:name="Case à cocher 1" xml:id="control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label="Case à cocher" form:name="Case à cocher 1" xml:id="control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label="Case à cocher" form:name="Case à cocher 1" xml:id="control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label="Case à cocher" form:name="Case à cocher 1" xml:id="control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list text:style-name="L2" xml:id="list292086498">
        <text:list-item>
          <text:p text:style-name="P8">vérifier si l'affiche jaune et la vue axonométrique sont bien placardées.</text:p>
        </text:list-item>
        <text:list-item>
          <text:p text:style-name="P8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 : <text:span text:style-name="T4"><text:text-input text:description="Date début d'enquête">tool.formatDate(licence.getLastInquiry().getInvestigationStart()))</text:text-input></text:span></text:p>
      <text:p text:style-name="P6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3"><text:s/><draw:control draw:control="control1" draw:style-name="gr1" draw:text-style-name="P15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3"><text:s/><draw:control draw:control="control2" draw:style-name="gr1" draw:text-style-name="P15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3"><text:s/><draw:control draw:control="control3" draw:style-name="gr1" draw:text-style-name="P15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3"><text:s/><draw:control draw:control="control4" draw:style-name="gr1" draw:text-style-name="P15" draw:z-index="5" svg:height="0.498cm" svg:width="0.449cm" svg:y="-0.388cm" text:anchor-type="as-char"/>NON</text:p>
          </table:table-cell>
        </table:table-row>
      </table:table>
      <text:p text:style-name="P2"/>
      <text:p text:style-name="UrbanBody"><text:span text:style-name="T3">Remarques :</text:span></text:p>
      <text:p text:style-name="P10">L'agent traitant</text:p>
      <text:p text:style-name="P7"/>
      <text:p text:style-name="P11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4">A remettre dans la farde :</text:p><text:p text:style-name="P4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12">Le responsable</text:p>
      <text:p text:style-name="P7"><text:span text:style-name="T1"/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au1.B1">
      <style:table-cell-properties fo:border="0.002cm solid #000000" fo:padding="0.097cm"/>
    </style:style>
    <style:style style:family="table-cell" style:name="Tableau1.A2">
      <style:table-cell-properties fo:border-bottom="0.002cm solid #000000" fo:border-left="0.002cm solid #000000" fo:border-right="none" fo:border-top="none" fo:padding="0.097cm"/>
    </style:style>
    <style:style style:family="table-cell" style:name="Tableau1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start" style:justify-single-word="false"/>
      <style:text-properties fo:font-size="12pt" fo:font-weight="bold" style:font-name="Times New Roman" style:font-size-asian="10.5pt" style:font-weight-asian="bold" style:font-weight-complex="bold"/>
    </style:style>
    <style:style style:family="paragraph" style:name="P4" style:parent-style-name="UrbanTitle2">
      <style:paragraph-properties fo:text-align="end" style:justify-single-word="false"/>
    </style:style>
    <style:style style:family="paragraph" style:name="P5" style:parent-style-name="UrbanTitle2">
      <style:paragraph-properties fo:text-align="end" style:justify-single-word="false"/>
    </style:style>
    <style:style style:family="paragraph" style:name="P6" style:parent-style-name="UrbanBody">
      <style:text-properties fo:font-weight="normal" style:font-weight-asian="normal" style:font-weight-complex="normal"/>
    </style:style>
    <style:style style:family="paragraph" style:name="P7" style:parent-style-name="UrbanBody">
      <style:text-properties fo:font-style="normal" style:font-style-asian="normal" style:font-style-complex="normal"/>
    </style:style>
    <style:style style:family="paragraph" style:list-style-name="L2" style:name="P8" style:parent-style-name="UrbanBody"/>
    <style:style style:family="paragraph" style:name="P9" style:parent-style-name="UrbanBody">
      <style:text-properties fo:font-weight="bold" style:font-weight-asian="bold" style:font-weight-complex="bold"/>
    </style:style>
    <style:style style:family="paragraph" style:name="P10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11" style:parent-style-name="UrbanBody">
      <style:paragraph-properties fo:break-before="page" fo:text-align="end" style:justify-single-word="false"/>
    </style:style>
    <style:style style:family="paragraph" style:name="P12" style:parent-style-name="UrbanTitle3">
      <style:paragraph-properties fo:text-align="end" style:justify-single-word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5">
      <style:paragraph-properties fo:text-align="start"/>
      <style:text-properties fo:font-size="12pt" fo:font-style="normal" fo:font-weight="normal" style:font-name="Arial" style:text-line-through-style="none" style:text-underline-style="non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ize="12pt" style:font-name="Times New Roman1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id="control1" form:image-position="center" form:label="Case à cocher" form:name="Case à cocher 1" xml:id="control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label="Case à cocher" form:name="Case à cocher 1" xml:id="control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label="Case à cocher" form:name="Case à cocher 1" xml:id="control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label="Case à cocher" form:name="Case à cocher 1" xml:id="control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list text:style-name="L2" xml:id="list292086498">
        <text:list-item>
          <text:p text:style-name="P8">vérifier si l'affiche jaune et la vue axonométrique sont bien placardées.</text:p>
        </text:list-item>
        <text:list-item>
          <text:p text:style-name="P8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 : <text:span text:style-name="T4"><text:text-input text:description="Date début d'enquête">tool.formatDate(licence.getLastInquiry().getInvestigationStart()))</text:text-input></text:span></text:p>
      <text:p text:style-name="P6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3"><text:s/><draw:control draw:control="control1" draw:style-name="gr1" draw:text-style-name="P15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3"><text:s/><draw:control draw:control="control2" draw:style-name="gr1" draw:text-style-name="P15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3"><text:s/><draw:control draw:control="control3" draw:style-name="gr1" draw:text-style-name="P15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3"><text:s/><draw:control draw:control="control4" draw:style-name="gr1" draw:text-style-name="P15" draw:z-index="5" svg:height="0.498cm" svg:width="0.449cm" svg:y="-0.388cm" text:anchor-type="as-char"/>NON</text:p>
          </table:table-cell>
        </table:table-row>
      </table:table>
      <text:p text:style-name="P2"/>
      <text:p text:style-name="UrbanBody"><text:span text:style-name="T3">Remarques :</text:span></text:p>
      <text:p text:style-name="P10">L'agent traitant</text:p>
      <text:p text:style-name="P7"/>
      <text:p text:style-name="P11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4">A remettre dans la farde :</text:p><text:p text:style-name="P4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12">Le responsable</text:p>
      <text:p text:style-name="P7"><text:span text:style-name="T1"/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au1.B1">
      <style:table-cell-properties fo:border="0.002cm solid #000000" fo:padding="0.097cm"/>
    </style:style>
    <style:style style:family="table-cell" style:name="Tableau1.A2">
      <style:table-cell-properties fo:border-bottom="0.002cm solid #000000" fo:border-left="0.002cm solid #000000" fo:border-right="none" fo:border-top="none" fo:padding="0.097cm"/>
    </style:style>
    <style:style style:family="table-cell" style:name="Tableau1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start" style:justify-single-word="false"/>
      <style:text-properties fo:font-size="12pt" fo:font-weight="bold" style:font-name="Times New Roman" style:font-size-asian="10.5pt" style:font-weight-asian="bold" style:font-weight-complex="bold"/>
    </style:style>
    <style:style style:family="paragraph" style:name="P4" style:parent-style-name="UrbanTitle2">
      <style:paragraph-properties fo:text-align="end" style:justify-single-word="false"/>
    </style:style>
    <style:style style:family="paragraph" style:name="P5" style:parent-style-name="UrbanTitle2">
      <style:paragraph-properties fo:text-align="end" style:justify-single-word="false"/>
    </style:style>
    <style:style style:family="paragraph" style:name="P6" style:parent-style-name="UrbanBody">
      <style:text-properties fo:font-weight="normal" style:font-weight-asian="normal" style:font-weight-complex="normal"/>
    </style:style>
    <style:style style:family="paragraph" style:name="P7" style:parent-style-name="UrbanBody">
      <style:text-properties fo:font-style="normal" style:font-style-asian="normal" style:font-style-complex="normal"/>
    </style:style>
    <style:style style:family="paragraph" style:list-style-name="L2" style:name="P8" style:parent-style-name="UrbanBody"/>
    <style:style style:family="paragraph" style:name="P9" style:parent-style-name="UrbanBody">
      <style:text-properties fo:font-weight="bold" style:font-weight-asian="bold" style:font-weight-complex="bold"/>
    </style:style>
    <style:style style:family="paragraph" style:name="P10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11" style:parent-style-name="UrbanBody">
      <style:paragraph-properties fo:break-before="page" fo:text-align="end" style:justify-single-word="false"/>
    </style:style>
    <style:style style:family="paragraph" style:name="P12" style:parent-style-name="UrbanTitle3">
      <style:paragraph-properties fo:text-align="end" style:justify-single-word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5">
      <style:paragraph-properties fo:text-align="start"/>
      <style:text-properties fo:font-size="12pt" fo:font-style="normal" fo:font-weight="normal" style:font-name="Arial" style:text-line-through-style="none" style:text-underline-style="non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ize="12pt" style:font-name="Times New Roman1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id="control1" form:image-position="center" form:label="Case à cocher" form:name="Case à cocher 1" xml:id="control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label="Case à cocher" form:name="Case à cocher 1" xml:id="control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label="Case à cocher" form:name="Case à cocher 1" xml:id="control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label="Case à cocher" form:name="Case à cocher 1" xml:id="control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list text:style-name="L2" xml:id="list292086498">
        <text:list-item>
          <text:p text:style-name="P8">vérifier si l'affiche jaune et la vue axonométrique sont bien placardées.</text:p>
        </text:list-item>
        <text:list-item>
          <text:p text:style-name="P8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 : <text:span text:style-name="T4"><text:text-input text:description="Date début d'enquête">tool.formatDate(licence.getLastInquiry().getInvestigationStart()))</text:text-input></text:span></text:p>
      <text:p text:style-name="P6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3"><text:s/><draw:control draw:control="control1" draw:style-name="gr1" draw:text-style-name="P15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3"><text:s/><draw:control draw:control="control2" draw:style-name="gr1" draw:text-style-name="P15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3"><text:s/><draw:control draw:control="control3" draw:style-name="gr1" draw:text-style-name="P15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3"><text:s/><draw:control draw:control="control4" draw:style-name="gr1" draw:text-style-name="P15" draw:z-index="5" svg:height="0.498cm" svg:width="0.449cm" svg:y="-0.388cm" text:anchor-type="as-char"/>NON</text:p>
          </table:table-cell>
        </table:table-row>
      </table:table>
      <text:p text:style-name="P2"/>
      <text:p text:style-name="UrbanBody"><text:span text:style-name="T3">Remarques :</text:span></text:p>
      <text:p text:style-name="P10">L'agent traitant</text:p>
      <text:p text:style-name="P7"/>
      <text:p text:style-name="P11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4">A remettre dans la farde :</text:p><text:p text:style-name="P4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12">Le responsable</text:p>
      <text:p text:style-name="P7"><text:span text:style-name="T1"/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au1.B1">
      <style:table-cell-properties fo:border="0.002cm solid #000000" fo:padding="0.097cm"/>
    </style:style>
    <style:style style:family="table-cell" style:name="Tableau1.A2">
      <style:table-cell-properties fo:border-bottom="0.002cm solid #000000" fo:border-left="0.002cm solid #000000" fo:border-right="none" fo:border-top="none" fo:padding="0.097cm"/>
    </style:style>
    <style:style style:family="table-cell" style:name="Tableau1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start" style:justify-single-word="false"/>
      <style:text-properties fo:font-size="12pt" fo:font-weight="bold" style:font-name="Times New Roman" style:font-size-asian="10.5pt" style:font-weight-asian="bold" style:font-weight-complex="bold"/>
    </style:style>
    <style:style style:family="paragraph" style:name="P4" style:parent-style-name="UrbanTitle2">
      <style:paragraph-properties fo:text-align="end" style:justify-single-word="false"/>
    </style:style>
    <style:style style:family="paragraph" style:name="P5" style:parent-style-name="UrbanTitle2">
      <style:paragraph-properties fo:text-align="end" style:justify-single-word="false"/>
    </style:style>
    <style:style style:family="paragraph" style:name="P6" style:parent-style-name="UrbanBody">
      <style:text-properties fo:font-weight="normal" style:font-weight-asian="normal" style:font-weight-complex="normal"/>
    </style:style>
    <style:style style:family="paragraph" style:name="P7" style:parent-style-name="UrbanBody">
      <style:text-properties fo:font-style="normal" style:font-style-asian="normal" style:font-style-complex="normal"/>
    </style:style>
    <style:style style:family="paragraph" style:list-style-name="L2" style:name="P8" style:parent-style-name="UrbanBody"/>
    <style:style style:family="paragraph" style:name="P9" style:parent-style-name="UrbanBody">
      <style:text-properties fo:font-weight="bold" style:font-weight-asian="bold" style:font-weight-complex="bold"/>
    </style:style>
    <style:style style:family="paragraph" style:name="P10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11" style:parent-style-name="UrbanBody">
      <style:paragraph-properties fo:break-before="page" fo:text-align="end" style:justify-single-word="false"/>
    </style:style>
    <style:style style:family="paragraph" style:name="P12" style:parent-style-name="UrbanTitle3">
      <style:paragraph-properties fo:text-align="end" style:justify-single-word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5">
      <style:paragraph-properties fo:text-align="start"/>
      <style:text-properties fo:font-size="12pt" fo:font-style="normal" fo:font-weight="normal" style:font-name="Arial" style:text-line-through-style="none" style:text-underline-style="non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ize="12pt" style:font-name="Times New Roman1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id="control1" form:image-position="center" form:label="Case à cocher" form:name="Case à cocher 1" xml:id="control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label="Case à cocher" form:name="Case à cocher 1" xml:id="control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label="Case à cocher" form:name="Case à cocher 1" xml:id="control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label="Case à cocher" form:name="Case à cocher 1" xml:id="control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list text:style-name="L2" xml:id="list292086498">
        <text:list-item>
          <text:p text:style-name="P8">vérifier si l'affiche jaune et la vue axonométrique sont bien placardées.</text:p>
        </text:list-item>
        <text:list-item>
          <text:p text:style-name="P8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 : <text:span text:style-name="T4"><text:text-input text:description="Date début d'enquête">tool.formatDate(licence.getLastInquiry().getInvestigationStart()))</text:text-input></text:span></text:p>
      <text:p text:style-name="P6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3"><text:s/><draw:control draw:control="control1" draw:style-name="gr1" draw:text-style-name="P15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3"><text:s/><draw:control draw:control="control2" draw:style-name="gr1" draw:text-style-name="P15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3"><text:s/><draw:control draw:control="control3" draw:style-name="gr1" draw:text-style-name="P15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3"><text:s/><draw:control draw:control="control4" draw:style-name="gr1" draw:text-style-name="P15" draw:z-index="5" svg:height="0.498cm" svg:width="0.449cm" svg:y="-0.388cm" text:anchor-type="as-char"/>NON</text:p>
          </table:table-cell>
        </table:table-row>
      </table:table>
      <text:p text:style-name="P2"/>
      <text:p text:style-name="UrbanBody"><text:span text:style-name="T3">Remarques :</text:span></text:p>
      <text:p text:style-name="P10">L'agent traitant</text:p>
      <text:p text:style-name="P7"/>
      <text:p text:style-name="P11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4">A remettre dans la farde :</text:p><text:p text:style-name="P4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12">Le responsable</text:p>
      <text:p text:style-name="P7"><text:span text:style-name="T1"/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au1.B1">
      <style:table-cell-properties fo:border="0.002cm solid #000000" fo:padding="0.097cm"/>
    </style:style>
    <style:style style:family="table-cell" style:name="Tableau1.A2">
      <style:table-cell-properties fo:border-bottom="0.002cm solid #000000" fo:border-left="0.002cm solid #000000" fo:border-right="none" fo:border-top="none" fo:padding="0.097cm"/>
    </style:style>
    <style:style style:family="table-cell" style:name="Tableau1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start" style:justify-single-word="false"/>
      <style:text-properties fo:font-size="12pt" fo:font-weight="bold" style:font-name="Times New Roman" style:font-size-asian="10.5pt" style:font-weight-asian="bold" style:font-weight-complex="bold"/>
    </style:style>
    <style:style style:family="paragraph" style:name="P4" style:parent-style-name="UrbanTitle2">
      <style:paragraph-properties fo:text-align="end" style:justify-single-word="false"/>
    </style:style>
    <style:style style:family="paragraph" style:name="P5" style:parent-style-name="UrbanTitle2">
      <style:paragraph-properties fo:text-align="end" style:justify-single-word="false"/>
    </style:style>
    <style:style style:family="paragraph" style:name="P6" style:parent-style-name="UrbanBody">
      <style:text-properties fo:font-weight="normal" style:font-weight-asian="normal" style:font-weight-complex="normal"/>
    </style:style>
    <style:style style:family="paragraph" style:name="P7" style:parent-style-name="UrbanBody">
      <style:text-properties fo:font-style="normal" style:font-style-asian="normal" style:font-style-complex="normal"/>
    </style:style>
    <style:style style:family="paragraph" style:list-style-name="L2" style:name="P8" style:parent-style-name="UrbanBody"/>
    <style:style style:family="paragraph" style:name="P9" style:parent-style-name="UrbanBody">
      <style:text-properties fo:font-weight="bold" style:font-weight-asian="bold" style:font-weight-complex="bold"/>
    </style:style>
    <style:style style:family="paragraph" style:name="P10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11" style:parent-style-name="UrbanBody">
      <style:paragraph-properties fo:break-before="page" fo:text-align="end" style:justify-single-word="false"/>
    </style:style>
    <style:style style:family="paragraph" style:name="P12" style:parent-style-name="UrbanTitle3">
      <style:paragraph-properties fo:text-align="end" style:justify-single-word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5">
      <style:paragraph-properties fo:text-align="start"/>
      <style:text-properties fo:font-size="12pt" fo:font-style="normal" fo:font-weight="normal" style:font-name="Arial" style:text-line-through-style="none" style:text-underline-style="non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ize="12pt" style:font-name="Times New Roman1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id="control1" form:image-position="center" form:label="Case à cocher" form:name="Case à cocher 1" xml:id="control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label="Case à cocher" form:name="Case à cocher 1" xml:id="control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label="Case à cocher" form:name="Case à cocher 1" xml:id="control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label="Case à cocher" form:name="Case à cocher 1" xml:id="control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list text:style-name="L2" xml:id="list292086498">
        <text:list-item>
          <text:p text:style-name="P8">vérifier si l'affiche jaune et la vue axonométrique sont bien placardées.</text:p>
        </text:list-item>
        <text:list-item>
          <text:p text:style-name="P8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 : <text:span text:style-name="T4"><text:text-input text:description="Date début d'enquête">tool.formatDate(licence.getLastInquiry().getInvestigationStart()))</text:text-input></text:span></text:p>
      <text:p text:style-name="P6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3"><text:s/><draw:control draw:control="control1" draw:style-name="gr1" draw:text-style-name="P15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3"><text:s/><draw:control draw:control="control2" draw:style-name="gr1" draw:text-style-name="P15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3"><text:s/><draw:control draw:control="control3" draw:style-name="gr1" draw:text-style-name="P15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3"><text:s/><draw:control draw:control="control4" draw:style-name="gr1" draw:text-style-name="P15" draw:z-index="5" svg:height="0.498cm" svg:width="0.449cm" svg:y="-0.388cm" text:anchor-type="as-char"/>NON</text:p>
          </table:table-cell>
        </table:table-row>
      </table:table>
      <text:p text:style-name="P2"/>
      <text:p text:style-name="UrbanBody"><text:span text:style-name="T3">Remarques :</text:span></text:p>
      <text:p text:style-name="P10">L'agent traitant</text:p>
      <text:p text:style-name="P7"/>
      <text:p text:style-name="P11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4">A remettre dans la farde :</text:p><text:p text:style-name="P4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12">Le responsable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11T15:56:51</dc:date>
    <dc:creator>sde </dc:creator>
    <meta:editing-duration>PT7H47M20S</meta:editing-duration>
    <meta:editing-cycles>45</meta:editing-cycles>
    <meta:generator>LibreOffice/3.3$Unix LibreOffice_project/330m19$Build-202</meta:generator>
    <meta:document-statistic meta:table-count="1" meta:image-count="0" meta:object-count="0" meta:page-count="2" meta:paragraph-count="40" meta:word-count="151" meta:character-count="1258"/>
  </office:meta>
</office:document-meta>
</file>